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3126in" fo:margin-right="-0.3516in" fo:text-indent="0in" style:auto-text-indent="false" style:page-number="auto"/>
      <style:text-properties style:font-name="Courier New" fo:font-size="9pt" style:font-size-asian="9pt" style:font-size-complex="9pt"/>
    </style:style>
    <style:style style:name="P2" style:family="paragraph" style:parent-style-name="Standard">
      <style:paragraph-properties fo:margin-left="-0.3126in" fo:margin-right="-0.3516in" fo:text-indent="0in" style:auto-text-indent="false"/>
      <style:text-properties style:font-name="Courier New" fo:font-size="9pt" style:font-size-asian="9pt" style:font-size-complex="9pt"/>
    </style:style>
    <style:style style:name="P3" style:family="paragraph" style:parent-style-name="Standard">
      <style:paragraph-properties fo:margin-left="-0.3126in" fo:margin-right="-0.3516in" fo:text-indent="0in" style:auto-text-indent="false" fo:break-before="page"/>
      <style:text-properties style:font-name="Courier New" fo:font-size="9pt" style:font-size-asian="9pt" style:font-size-complex="9pt"/>
    </style:style>
    <style:style style:name="T1" style:family="text">
      <style:text-properties fo:background-color="#ffff00"/>
    </style:style>
    <style:style style:name="T2" style:family="text">
      <style:text-properties fo:background-color="#ffff66"/>
    </style:style>
    <style:style style:name="T3" style:family="text">
      <style:text-properties fo:background-color="#99ffff"/>
    </style:style>
    <style:style style:name="T4" style:family="text">
      <style:text-properties fo:background-color="#ffcc00"/>
    </style:style>
    <style:style style:name="T5" style:family="text">
      <style:text-properties fo:background-color="#66ff99"/>
    </style:style>
    <style:style style:name="T6" style:family="text">
      <style:text-properties fo:background-color="transparent"/>
    </style:style>
    <style:style style:name="T7" style:family="text">
      <style:text-properties fo:language="none" fo:countr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</text:p>
      <text:p text:style-name="P2">1 <text:s text:c="28"/>********************************************************************** <text:s text:c="2"/>2</text:p>
      <text:p text:style-name="P2"><text:s text:c="2"/>BALANCE <text:s/>AT <text:s text:c="5"/><text:span text:style-name="T2">0.00 <text:s/>DAYS</text:span> *2010a Volve simulation model <text:s text:c="43"/>* ECLIPSE <text:s/>VERSION 2015.1 <text:s text:c="4"/></text:p>
      <text:p text:style-name="P2"><text:s text:c="2"/>REPORT <text:s text:c="2"/>0 <text:s text:c="3"/><text:span text:style-name="T2">31 DEC 2007</text:span> <text:s text:c="2"/>* <text:s/>RUN <text:s text:c="66"/>* RUN AT 12:41 ON 12 SEP 2016 </text:p>
      <text:p text:style-name="P2"><text:s text:c="30"/>**************************************************************************</text:p>
      <text:p text:style-name="P2"/>
      <text:p text:style-name="P2"/>
      <text:p text:style-name="P2"><text:s text:c="53"/>==================================================</text:p>
      <text:p text:style-name="P2"><text:s text:c="53"/>: <text:s text:c="14"/>FIELD TOTALS <text:s text:c="20"/>:</text:p>
      <text:p text:style-name="P2"><text:s text:c="53"/>: <text:s text:c="8"/>PAV = <text:s text:c="7"/>329.61 <text:s/>BARSA <text:s text:c="12"/>:</text:p>
      <text:p text:style-name="P2"><text:s text:c="53"/>: <text:s text:c="8"/>PORV= <text:s text:c="3"/>115853949. <text:s text:c="2"/>RM3 <text:s text:c="13"/>:</text:p>
      <text:p text:style-name="P2"><text:s text:c="53"/>:(PRESSURE IS WEIGHTED BY HYDROCARBON PORE VOLUME:</text:p>
      <text:p text:style-name="P2"><text:s text:c="53"/>: PORE VOLUMES ARE TAKEN AT REFERENCE CONDITIONS):</text:p>
      <text:p text:style-name="P2"><text:s text:c="15"/><text:span text:style-name="T7">z</text:span> <text:s text:c="11"/>:--------------- <text:span text:style-name="T5">OIL</text:span> <text:s text:c="3"/>SM3 <text:s/>---------------:-- WAT <text:s text:c="3"/>SM3 <text:s/>-:--------------- GAS <text:s text:c="3"/>SM3 <text:s/>---------------:</text:p>
      <text:p text:style-name="P2"><text:s text:c="27"/>: <text:s text:c="4"/><text:span text:style-name="T5">LIQUID</text:span> <text:s text:c="8"/>VAPOUR <text:s text:c="8"/>TOTAL <text:s text:c="2"/>: <text:s text:c="6"/>TOTAL <text:s text:c="3"/>: <text:s text:c="6"/>FREE <text:s text:c="5"/>DISSOLVED <text:s text:c="8"/>TOTAL <text:s text:c="2"/>:</text:p>
      <text:p text:style-name="P2"><text:s/>:-------------------------:-------------------------------------------:----------------:-------------------------------------------:</text:p>
      <text:p text:style-name="P2"><text:s/>:CURRENTLY IN PLACE <text:s text:c="6"/>: <text:s text:c="4"/><text:span text:style-name="T5">21967455</text:span>. <text:s text:c="19"/>21967455.: <text:s text:c="5"/>81270001. : <text:s text:c="11"/>0. <text:s text:c="2"/>3036404371. <text:s text:c="3"/>3036404371.:</text:p>
      <text:p text:style-name="P2"><text:s/>:-------------------------:-------------------------------------------:----------------:-------------------------------------------:</text:p>
      <text:p text:style-name="P2"><text:s/>:<text:span text:style-name="T3">OUTFLOW THROUGH WELLS</text:span> <text:s text:c="3"/>: <text:s text:c="40"/><text:span text:style-name="T3">0.</text:span>: <text:s text:c="12"/>0. : <text:s text:c="40"/>0.:</text:p>
      <text:p text:style-name="P2"><text:s/>:<text:span text:style-name="T6">WELL <text:s/>MATERIAL BAL. ERROR</text:span>: <text:s text:c="40"/>0.: <text:s text:c="12"/>0. : <text:s text:c="40"/>0.:</text:p>
      <text:p text:style-name="P2"><text:s/>:FIELD MATERIAL BAL. ERROR: <text:s text:c="40"/>0.: <text:s text:c="12"/>0. : <text:s text:c="40"/>0.:</text:p>
      <text:p text:style-name="P2"><text:s/>:-------------------------:-------------------------------------------:----------------:-------------------------------------------:</text:p>
      <text:p text:style-name="P2"><text:s/>:<text:span text:style-name="T4">ORIGINALLY IN PLACE </text:span><text:s text:c="5"/>: <text:s text:c="4"/><text:span text:style-name="T4">21967455.</text:span> <text:s text:c="19"/>21967455.: <text:s text:c="5"/>81270001. : <text:s text:c="11"/>0. <text:s text:c="2"/>3036404371. <text:s text:c="3"/>3036404371.:</text:p>
      <text:p text:style-name="P2"><text:s/>====================================================================================================================================</text:p>
      <text:p text:style-name="P3">1 <text:s text:c="28"/>********************************************************************** 434</text:p>
      <text:p text:style-name="P2"><text:s text:c="2"/>BALANCE <text:s/>AT <text:s text:c="2"/>1001.00 <text:s/>DAYS *2010a Volve simulation model <text:s text:c="43"/>* ECLIPSE <text:s/>VERSION 2015.1 <text:s text:c="4"/></text:p>
      <text:p text:style-name="P2"><text:s text:c="2"/>REPORT 109 <text:s text:c="3"/>27 SEP 2010 <text:s text:c="2"/>* <text:s/>RUN <text:s text:c="66"/>* RUN AT 14:01 ON 12 SEP 2016 </text:p>
      <text:p text:style-name="P2"><text:s text:c="30"/>**************************************************************************</text:p>
      <text:p text:style-name="P2"/>
      <text:p text:style-name="P2"/>
      <text:p text:style-name="P2"><text:s text:c="53"/>==================================================</text:p>
      <text:p text:style-name="P2"><text:s text:c="53"/>: <text:s text:c="14"/>FIELD TOTALS <text:s text:c="20"/>:</text:p>
      <text:p text:style-name="P2"><text:s text:c="53"/>: <text:s text:c="8"/>PAV = <text:s text:c="7"/>335.20 <text:s/>BARSA <text:s text:c="12"/>:</text:p>
      <text:p text:style-name="P2"><text:s text:c="53"/>: <text:s text:c="8"/>PORV= <text:s text:c="3"/>115853949. <text:s text:c="2"/>RM3 <text:s text:c="13"/>:</text:p>
      <text:p text:style-name="P2"><text:s text:c="53"/>:(PRESSURE IS WEIGHTED BY HYDROCARBON PORE VOLUME:</text:p>
      <text:p text:style-name="P2"><text:s text:c="53"/>: PORE VOLUMES ARE TAKEN AT REFERENCE CONDITIONS):</text:p>
      <text:p text:style-name="P2"><text:s text:c="27"/>:--------------- OIL <text:s text:c="3"/>SM3 <text:s/>---------------:-- WAT <text:s text:c="3"/>SM3 <text:s/>-:--------------- GAS <text:s text:c="3"/>SM3 <text:s/>---------------:</text:p>
      <text:p text:style-name="P2"><text:s text:c="27"/>: <text:s text:c="4"/>LIQUID <text:s text:c="8"/>VAPOUR <text:s text:c="8"/>TOTAL <text:s text:c="2"/>: <text:s text:c="6"/>TOTAL <text:s text:c="3"/>: <text:s text:c="6"/>FREE <text:s text:c="5"/>DISSOLVED <text:s text:c="8"/>TOTAL <text:s text:c="2"/>:</text:p>
      <text:p text:style-name="P2"><text:s/>:-------------------------:-------------------------------------------:----------------:-------------------------------------------:</text:p>
      <text:p text:style-name="P2"><text:s/>:CURRENTLY IN PLACE <text:s text:c="6"/>: <text:s text:c="4"/>16424218. <text:s text:c="19"/>16424218.: <text:s text:c="5"/>89326818. : <text:s text:c="8"/>3217. <text:s text:c="2"/>2209961773. <text:s text:c="3"/>2209964990.:</text:p>
      <text:p text:style-name="P2"><text:s/>:-------------------------:-------------------------------------------:----------------:-------------------------------------------:</text:p>
      <text:p text:style-name="P2"><text:s/>:OUTFLOW THROUGH WELLS <text:s text:c="3"/>: <text:s text:c="34"/>5543219.: <text:s text:c="5"/>-8056798. : <text:s text:c="32"/>826437490.:</text:p>
      <text:p text:style-name="P2"><text:s/>:WELL <text:s/>MATERIAL BAL. ERROR: <text:s text:c="39"/>-0.: <text:s text:c="12"/>0. : <text:s text:c="38"/>-10.:</text:p>
      <text:p text:style-name="P2"><text:s/>:FIELD MATERIAL BAL. ERROR: <text:s text:c="39"/>17.: <text:s text:c="10"/>-19. : <text:s text:c="37"/>1901.:</text:p>
      <text:p text:style-name="P2"><text:s/>:-------------------------:-------------------------------------------:----------------:-------------------------------------------:</text:p>
      <text:p text:style-name="P2"><text:s/>:ORIGINALLY IN PLACE <text:s text:c="5"/>: <text:s text:c="4"/>21967455. <text:s text:c="19"/>21967455.: <text:s text:c="5"/>81270001. : <text:s text:c="11"/>0. <text:s text:c="2"/>3036404371. <text:s text:c="3"/>3036404371.:</text:p>
      <text:p text:style-name="P2"><text:s/>====================================================================================================================================</text:p>
      <text:p text:style-name="P3">1 <text:s text:c="28"/>********************************************************************** 834</text:p>
      <text:p text:style-name="P2"><text:s text:c="2"/>BALANCE <text:s/>AT <text:s text:c="2"/>2001.00 <text:s/>DAYS *2010a Volve simulation model <text:s text:c="43"/>* ECLIPSE <text:s/>VERSION 2015.1 <text:s text:c="4"/></text:p>
      <text:p text:style-name="P2"><text:s text:c="2"/>REPORT 209 <text:s text:c="3"/>23 JUN 2013 <text:s text:c="2"/>* <text:s/>RUN <text:s text:c="66"/>* RUN AT 15:05 ON 12 SEP 2016 </text:p>
      <text:p text:style-name="P2"><text:s text:c="30"/>**************************************************************************</text:p>
      <text:p text:style-name="P2"/>
      <text:p text:style-name="P2"/>
      <text:p text:style-name="P2"><text:s text:c="53"/>==================================================</text:p>
      <text:p text:style-name="P2"><text:s text:c="53"/>: <text:s text:c="14"/>FIELD TOTALS <text:s text:c="20"/>:</text:p>
      <text:p text:style-name="P2"><text:s text:c="53"/>: <text:s text:c="8"/>PAV = <text:s text:c="7"/>338.48 <text:s/>BARSA <text:s text:c="12"/>:</text:p>
      <text:p text:style-name="P2"><text:s text:c="53"/>: <text:s text:c="8"/>PORV= <text:s text:c="3"/>115853949. <text:s text:c="2"/>RM3 <text:s text:c="13"/>:</text:p>
      <text:p text:style-name="P2"><text:s text:c="53"/>:(PRESSURE IS WEIGHTED BY HYDROCARBON PORE VOLUME:</text:p>
      <text:p text:style-name="P2"><text:s text:c="53"/>: PORE VOLUMES ARE TAKEN AT REFERENCE CONDITIONS):</text:p>
      <text:p text:style-name="P2"><text:s text:c="27"/>:--------------- OIL <text:s text:c="3"/>SM3 <text:s/>---------------:-- WAT <text:s text:c="3"/>SM3 <text:s/>-:--------------- GAS <text:s text:c="3"/>SM3 <text:s/>---------------:</text:p>
      <text:p text:style-name="P2"><text:s text:c="27"/>: <text:s text:c="4"/>LIQUID <text:s text:c="8"/>VAPOUR <text:s text:c="8"/>TOTAL <text:s text:c="2"/>: <text:s text:c="6"/>TOTAL <text:s text:c="3"/>: <text:s text:c="6"/>FREE <text:s text:c="5"/>DISSOLVED <text:s text:c="8"/>TOTAL <text:s text:c="2"/>:</text:p>
      <text:p text:style-name="P2"><text:s/>:-------------------------:-------------------------------------------:----------------:-------------------------------------------:</text:p>
      <text:p text:style-name="P2"><text:s/>:CURRENTLY IN PLACE <text:s text:c="6"/>: <text:s text:c="4"/>14445081. <text:s text:c="19"/>14445081.: <text:s text:c="5"/>92175133. : <text:s text:c="8"/>2101. <text:s text:c="2"/>1924981803. <text:s text:c="3"/>1924983905.:</text:p>
      <text:p text:style-name="P2"><text:s/>:-------------------------:-------------------------------------------:----------------:-------------------------------------------:</text:p>
      <text:p text:style-name="P2"><text:s/>:OUTFLOW THROUGH WELLS <text:s text:c="3"/>: <text:s text:c="34"/>7522345.: <text:s text:c="4"/>-10905098. : <text:s text:c="31"/>1111417065.:</text:p>
      <text:p text:style-name="P2"><text:s/>:WELL <text:s/>MATERIAL BAL. ERROR: <text:s text:c="39"/>-0.: <text:s text:c="12"/>0. : <text:s text:c="38"/>-16.:</text:p>
      <text:p text:style-name="P2"><text:s/>:FIELD MATERIAL BAL. ERROR: <text:s text:c="39"/>29.: <text:s text:c="10"/>-35. : <text:s text:c="37"/>3417.:</text:p>
      <text:p text:style-name="P2"><text:s/>:-------------------------:-------------------------------------------:----------------:-------------------------------------------:</text:p>
      <text:p text:style-name="P2"><text:s/>:ORIGINALLY IN PLACE <text:s text:c="5"/>: <text:s text:c="4"/>21967455. <text:s text:c="19"/>21967455.: <text:s text:c="5"/>81270001. : <text:s text:c="11"/>0. <text:s text:c="2"/>3036404371. <text:s text:c="3"/>3036404371.:</text:p>
      <text:p text:style-name="P2"><text:s/>====================================================================================================================================</text:p>
      <text:p text:style-name="P2"/>
      <text:p text:style-name="P3">1 <text:s text:c="28"/>**********************************************************************1273</text:p>
      <text:p text:style-name="P2"><text:s text:c="2"/>BALANCE <text:s/>AT <text:s text:c="2"/>3001.00 <text:s/>DAYS *2010a Volve simulation model <text:s text:c="43"/>* ECLIPSE <text:s/>VERSION 2015.1 <text:s text:c="4"/></text:p>
      <text:p text:style-name="P2"><text:s text:c="2"/>REPORT 319 <text:s text:c="3"/>19 MAR 2016 <text:s text:c="2"/>* <text:s/>RUN <text:s text:c="66"/>* RUN AT 16:05 ON 12 SEP 2016 </text:p>
      <text:p text:style-name="P2"><text:s text:c="30"/>**************************************************************************</text:p>
      <text:p text:style-name="P2"/>
      <text:p text:style-name="P2"/>
      <text:p text:style-name="P2"><text:s text:c="53"/>==================================================</text:p>
      <text:p text:style-name="P2"><text:s text:c="53"/>: <text:s text:c="14"/>FIELD TOTALS <text:s text:c="20"/>:</text:p>
      <text:p text:style-name="P2"><text:s text:c="53"/>: <text:s text:c="8"/>PAV = <text:s text:c="7"/>352.16 <text:s/>BARSA <text:s text:c="12"/>:</text:p>
      <text:p text:style-name="P2"><text:s text:c="53"/>: <text:s text:c="8"/>PORV= <text:s text:c="3"/>115853949. <text:s text:c="2"/>RM3 <text:s text:c="13"/>:</text:p>
      <text:p text:style-name="P2"><text:s text:c="53"/>:(PRESSURE IS WEIGHTED BY HYDROCARBON PORE VOLUME:</text:p>
      <text:p text:style-name="P2"><text:s text:c="53"/>: PORE VOLUMES ARE TAKEN AT REFERENCE CONDITIONS):</text:p>
      <text:p text:style-name="P2"><text:s text:c="27"/>:--------------- OIL <text:s text:c="3"/>SM3 <text:s/>---------------:-- WAT <text:s text:c="3"/>SM3 <text:s/>-:--------------- GAS <text:s text:c="3"/>SM3 <text:s/>---------------:</text:p>
      <text:p text:style-name="P2"><text:s text:c="27"/>: <text:s text:c="4"/>LIQUID <text:s text:c="8"/>VAPOUR <text:s text:c="8"/>TOTAL <text:s text:c="2"/>: <text:s text:c="6"/>TOTAL <text:s text:c="3"/>: <text:s text:c="6"/>FREE <text:s text:c="5"/>DISSOLVED <text:s text:c="8"/>TOTAL <text:s text:c="2"/>:</text:p>
      <text:p text:style-name="P2"><text:s/>:-------------------------:-------------------------------------------:----------------:-------------------------------------------:</text:p>
      <text:p text:style-name="P2"><text:s/>:CURRENTLY IN PLACE <text:s text:c="6"/>: <text:s text:c="4"/>12200126. <text:s text:c="19"/>12200126.: <text:s text:c="5"/>95449706. : <text:s text:c="6"/>256433. <text:s text:c="2"/>1620799353. <text:s text:c="3"/>1621055786.:</text:p>
      <text:p text:style-name="P2"><text:s/>:-------------------------:-------------------------------------------:----------------:-------------------------------------------:</text:p>
      <text:p text:style-name="P2"><text:s/>:OUTFLOW THROUGH WELLS <text:s text:c="3"/>: <text:s text:c="34"/>9767289.: <text:s text:c="4"/>-14179658. : <text:s text:c="31"/>1415343981.:</text:p>
      <text:p text:style-name="P2"><text:s/>:<text:span text:style-name="T2">WELL <text:s/>MATERIAL BAL. ERROR</text:span>: <text:s text:c="39"/><text:span text:style-name="T2">-0</text:span>.: <text:s text:c="12"/>0. : <text:s text:c="38"/>-28.:</text:p>
      <text:p text:style-name="P2"><text:s/>:<text:span text:style-name="T3">FIELD MATERIAL BAL. ERROR</text:span>: <text:s text:c="39"/><text:span text:style-name="T3">40.</text:span>: <text:s text:c="10"/>-48. : <text:s text:c="37"/>4633.:</text:p>
      <text:p text:style-name="P2"><text:s/>:-------------------------:-------------------------------------------:----------------:-------------------------------------------:</text:p>
      <text:p text:style-name="P2"><text:s/>:ORIGINALLY IN PLACE <text:s text:c="5"/>: <text:s text:c="4"/>21967455. <text:s text:c="19"/>21967455.: <text:s text:c="5"/>81270001. : <text:s text:c="11"/>0. <text:s text:c="2"/>3036404371. <text:s text:c="3"/>3036404371.:</text:p>
      <text:p text:style-name="P2"><text:s/>====================================================================================================================================</text:p>
      <text:p text:style-name="P3">1 <text:s text:c="28"/>**********************************************************************1353</text:p>
      <text:p text:style-name="P2"><text:s text:c="2"/>BALANCE <text:s/>AT <text:s text:c="2"/>3197.00 <text:s/>DAYS *2010a Volve simulation model <text:s text:c="43"/>* ECLIPSE <text:s/>VERSION 2015.1 <text:s text:c="4"/></text:p>
      <text:p text:style-name="P2"><text:s text:c="2"/>REPORT 339 <text:s text:c="4"/>1 OCT 2016 <text:s text:c="2"/>* <text:s/>RUN <text:s text:c="66"/>* RUN AT 16:20 ON 12 SEP 2016 </text:p>
      <text:p text:style-name="P2"><text:s text:c="30"/>**************************************************************************</text:p>
      <text:p text:style-name="P2"/>
      <text:p text:style-name="P2"/>
      <text:p text:style-name="P2"><text:s text:c="53"/>==================================================</text:p>
      <text:p text:style-name="P2"><text:s text:c="53"/>: <text:s text:c="14"/>FIELD TOTALS <text:s text:c="20"/>:</text:p>
      <text:p text:style-name="P2"><text:s text:c="53"/>: <text:s text:c="8"/>PAV = <text:s text:c="7"/>341.68 <text:s/>BARSA <text:s text:c="12"/>:</text:p>
      <text:p text:style-name="P2"><text:s text:c="53"/>: <text:s text:c="8"/>PORV= <text:s text:c="3"/>115853949. <text:s text:c="2"/>RM3 <text:s text:c="13"/>:</text:p>
      <text:p text:style-name="P2"><text:s text:c="53"/>:(PRESSURE IS WEIGHTED BY HYDROCARBON PORE VOLUME:</text:p>
      <text:p text:style-name="P2"><text:s text:c="53"/>: PORE VOLUMES ARE TAKEN AT REFERENCE CONDITIONS):</text:p>
      <text:p text:style-name="P2"><text:s text:c="27"/>:--------------- OIL <text:s text:c="3"/>SM3 <text:s/>---------------:-- WAT <text:s text:c="3"/>SM3 <text:s/>-:--------------- GAS <text:s text:c="3"/>SM3 <text:s/>---------------:</text:p>
      <text:p text:style-name="P2"><text:s text:c="27"/>: <text:s text:c="4"/>LIQUID <text:s text:c="8"/>VAPOUR <text:s text:c="8"/>TOTAL <text:s text:c="2"/>: <text:s text:c="6"/>TOTAL <text:s text:c="3"/>: <text:s text:c="6"/>FREE <text:s text:c="5"/>DISSOLVED <text:s text:c="8"/>TOTAL <text:s text:c="2"/>:</text:p>
      <text:p text:style-name="P2"><text:s/>:-------------------------:-------------------------------------------:----------------:-------------------------------------------:</text:p>
      <text:p text:style-name="P2"><text:s/>:CURRENTLY IN PLACE <text:s text:c="6"/>: <text:s text:c="4"/>11986597. <text:s text:c="19"/>11986597.: <text:s text:c="5"/>95670426. : <text:s text:c="7"/>65297. <text:s text:c="2"/>1592355543. <text:s text:c="3"/>1592420840.:</text:p>
      <text:p text:style-name="P2"><text:s/>:-------------------------:-------------------------------------------:----------------:-------------------------------------------:</text:p>
      <text:p text:style-name="P2"><text:s/>:OUTFLOW THROUGH WELLS <text:s text:c="3"/>: <text:s text:c="34"/>9980819.: <text:s text:c="4"/>-14400379. : <text:s text:c="31"/>1443979050.:</text:p>
      <text:p text:style-name="P2"><text:s/>:WELL <text:s/>MATERIAL BAL. ERROR: <text:s text:c="39"/>-0.: <text:s text:c="12"/>0. : <text:s text:c="38"/>-31.:</text:p>
      <text:p text:style-name="P2"><text:s/>:FIELD MATERIAL BAL. ERROR: <text:s text:c="39"/>39.: <text:s text:c="10"/>-46. : <text:s text:c="37"/>4512.:</text:p>
      <text:p text:style-name="P2"><text:s/>:-------------------------:-------------------------------------------:----------------:-------------------------------------------:</text:p>
      <text:p text:style-name="P2"><text:s/>:ORIGINALLY IN PLACE <text:s text:c="5"/>: <text:s text:c="4"/>21967455. <text:s text:c="19"/>21967455.: <text:s text:c="5"/>81270001. : <text:s text:c="11"/>0. <text:s text:c="2"/>3036404371. <text:s text:c="3"/>3036404371.:</text:p>
      <text:p text:style-name="P2"><text:s/>=======================================================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5in" style:num-format="1" style:print-orientation="landscape" fo:margin-top="0.4902in" fo:margin-bottom="0.4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2T13:44:01.22</meta:creation-date>
    <dc:date>2019-03-05T20:00:11.59</dc:date>
    <meta:editing-duration>PT25M46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5" meta:paragraph-count="106" meta:word-count="734" meta:character-count="12783"/>
  </office:meta>
</office:document-meta>
</file>